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atin Modern Math2" svg:font-family="'Latin Modern Math'" style:font-adornments="Regular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4375in" table:align="left" style:writing-mode="page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0.05pt solid #000000" fo:border-top="none" fo:border-bottom="none"/>
    </style:style>
    <style:style style:name="Table1.C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ubtitle">
      <style:text-properties officeooo:rsid="0011713a" officeooo:paragraph-rsid="0011713a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1713a" officeooo:paragraph-rsid="0011713a" style:font-size-asian="16pt" style:font-size-complex="16pt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6pt" officeooo:rsid="0011713a" officeooo:paragraph-rsid="0011713a" style:font-size-asian="16pt" style:font-size-complex="16pt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575in" loext:contextual-spacing="false" fo:line-height="120%" fo:text-align="justify" style:justify-single-word="false" fo:text-indent="0in" style:auto-text-indent="false" style:page-number="auto" fo:background-color="transparent" style:writing-mode="page"/>
      <style:text-properties fo:font-weight="bold" officeooo:rsid="001a7c0e" officeooo:paragraph-rsid="001a7c0e" style:font-weight-asian="bold" style:font-weight-complex="bold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 style:writing-mode="page">
        <style:tab-stops>
          <style:tab-stop style:position="0.1252in"/>
        </style:tab-stops>
      </style:paragraph-properties>
      <style:text-properties fo:font-weight="bold" officeooo:rsid="001f997c" officeooo:paragraph-rsid="001f997c" style:font-weight-asian="bold" style:font-weight-complex="bold"/>
    </style:style>
    <style:style style:name="P6" style:family="paragraph" style:parent-style-name="Text_20_body">
      <style:text-properties officeooo:rsid="0011713a" officeooo:paragraph-rsid="0011713a"/>
    </style:style>
    <style:style style:name="P7" style:family="paragraph" style:parent-style-name="Text_20_body">
      <style:paragraph-properties fo:text-align="start" style:justify-single-word="false"/>
      <style:text-properties officeooo:rsid="0011713a" officeooo:paragraph-rsid="0011713a"/>
    </style:style>
    <style:style style:name="P8" style:family="paragraph" style:parent-style-name="Text_20_body">
      <style:text-properties officeooo:paragraph-rsid="0013543b"/>
    </style:style>
    <style:style style:name="P9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6pt" fo:font-weight="bold" officeooo:rsid="001a7c0e" officeooo:paragraph-rsid="001a7c0e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6pt" fo:font-weight="bold" officeooo:paragraph-rsid="0011713a" style:font-size-asian="16pt" style:font-weight-asian="bold" style:font-size-complex="16pt" style:font-weight-complex="bold"/>
    </style:style>
    <style:style style:name="P12" style:family="paragraph" style:parent-style-name="Title">
      <style:text-properties officeooo:rsid="0010498f" officeooo:paragraph-rsid="0010498f"/>
    </style:style>
    <style:style style:name="P13" style:family="paragraph" style:parent-style-name="Text_20_body">
      <loext:graphic-properties draw:fill="none"/>
      <style:paragraph-properties fo:margin-left="0.3752in" fo:margin-right="0in" fo:margin-top="0in" fo:margin-bottom="0.0575in" loext:contextual-spacing="false" fo:line-height="120%" fo:text-align="justify" style:justify-single-word="false" fo:text-indent="0in" style:auto-text-indent="false" fo:background-color="transparent" style:writing-mode="page"/>
      <style:text-properties officeooo:rsid="001a7c0e" officeooo:paragraph-rsid="001a7c0e"/>
    </style:style>
    <style:style style:name="P14" style:family="paragraph" style:parent-style-name="Text_20_body">
      <loext:graphic-properties draw:fill="none"/>
      <style:paragraph-properties fo:margin-left="0.3752in" fo:margin-right="0in" fo:margin-top="0in" fo:margin-bottom="0.0575in" loext:contextual-spacing="false" fo:line-height="120%" fo:text-align="justify" style:justify-single-word="false" fo:text-indent="0in" style:auto-text-indent="false" fo:background-color="transparent" style:writing-mode="page"/>
      <style:text-properties officeooo:rsid="001a7c0e" officeooo:paragraph-rsid="001f7adf"/>
    </style:style>
    <style:style style:name="P15" style:family="paragraph" style:parent-style-name="Text_20_body">
      <loext:graphic-properties draw:fill="none"/>
      <style:paragraph-properties fo:margin-left="0.3752in" fo:margin-right="0in" fo:margin-top="0in" fo:margin-bottom="0.0575in" loext:contextual-spacing="false" fo:line-height="120%" fo:text-align="justify" style:justify-single-word="false" fo:text-indent="0in" style:auto-text-indent="false" fo:background-color="transparent" style:writing-mode="page"/>
      <style:text-properties officeooo:paragraph-rsid="001a7c0e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1f7adf" officeooo:paragraph-rsid="001dbca1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1f7adf" officeooo:paragraph-rsid="001f7adf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1b763c" officeooo:paragraph-rsid="001b763c"/>
    </style:style>
    <style:style style:name="P19" style:family="paragraph" style:parent-style-name="Text_20_body" style:list-style-name="L2">
      <style:paragraph-properties fo:text-align="justify" style:justify-single-word="false"/>
      <style:text-properties fo:font-size="16pt" fo:font-weight="bold" officeooo:rsid="001f997c" officeooo:paragraph-rsid="00212965" style:font-size-asian="16pt" style:font-weight-asian="bold" style:font-size-complex="16pt" style:font-weight-complex="bold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2da9b2" officeooo:paragraph-rsid="003493e7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212965" officeooo:paragraph-rsid="0033b8eb"/>
    </style:style>
    <style:style style:name="P22" style:family="paragraph" style:parent-style-name="Text_20_body">
      <style:paragraph-properties fo:text-align="start" style:justify-single-word="false"/>
      <style:text-properties officeooo:rsid="00212965" officeooo:paragraph-rsid="003493e7"/>
    </style:style>
    <style:style style:name="P23" style:family="paragraph" style:parent-style-name="Text_20_body">
      <style:paragraph-properties fo:text-align="start" style:justify-single-word="false"/>
      <style:text-properties officeooo:rsid="00212965" officeooo:paragraph-rsid="0030370a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21b0fe" officeooo:paragraph-rsid="0021b0fe"/>
    </style:style>
    <style:style style:name="P25" style:family="paragraph" style:parent-style-name="Text_20_body" style:list-style-name="L2" style:master-page-name="">
      <loext:graphic-properties draw:fill="none"/>
      <style:paragraph-properties fo:margin-top="0in" fo:margin-bottom="0.0972in" loext:contextual-spacing="false" fo:line-height="120%" fo:text-align="justify" style:justify-single-word="false" style:page-number="auto" fo:background-color="transparent" style:writing-mode="page">
        <style:tab-stops/>
      </style:paragraph-properties>
      <style:text-properties officeooo:rsid="001f997c" officeooo:paragraph-rsid="00212965"/>
    </style:style>
    <style:style style:name="P26" style:family="paragraph" style:parent-style-name="Text_20_body" style:list-style-name="L2" style:master-page-name="">
      <loext:graphic-properties draw:fill="none"/>
      <style:paragraph-properties fo:margin-top="0in" fo:margin-bottom="0.0972in" loext:contextual-spacing="false" fo:line-height="120%" fo:text-align="justify" style:justify-single-word="false" style:page-number="auto" fo:background-color="transparent" style:writing-mode="page"/>
      <style:text-properties style:text-position="0% 100%" style:font-name="Latin Modern Math2" fo:font-size="12pt" fo:font-weight="normal" officeooo:rsid="00212965" officeooo:paragraph-rsid="00212965" style:font-name-asian="Latin Modern Math2" style:font-size-asian="10.5pt" style:font-weight-asian="normal" style:font-name-complex="Latin Modern Math2" style:font-size-complex="12pt" style:font-weight-complex="normal"/>
    </style:style>
    <style:style style:name="P27" style:family="paragraph" style:parent-style-name="Text_20_body" style:list-style-name="L3" style:master-page-name="">
      <loext:graphic-properties draw:fill="none"/>
      <style:paragraph-properties fo:margin-top="0in" fo:margin-bottom="0.0972in" loext:contextual-spacing="false" fo:line-height="120%" fo:text-align="justify" style:justify-single-word="false" style:page-number="auto" fo:background-color="transparent" style:writing-mode="page"/>
      <style:text-properties style:text-position="0% 100%" style:font-name="Latin Modern Math2" fo:font-size="12pt" fo:font-weight="normal" officeooo:rsid="00212965" officeooo:paragraph-rsid="00212965" style:font-name-asian="Latin Modern Math2" style:font-size-asian="10.5pt" style:font-weight-asian="normal" style:font-name-complex="Latin Modern Math2" style:font-size-complex="12pt" style:font-weight-complex="normal"/>
    </style:style>
    <style:style style:name="P28" style:family="paragraph" style:parent-style-name="Text_20_body" style:list-style-name="L2">
      <loext:graphic-properties draw:fill="none"/>
      <style:paragraph-properties fo:margin-top="0in" fo:margin-bottom="0.0972in" loext:contextual-spacing="false" fo:line-height="120%" fo:text-align="justify" style:justify-single-word="false" fo:background-color="transparent" style:writing-mode="page">
        <style:tab-stops/>
      </style:paragraph-properties>
      <style:text-properties officeooo:rsid="001f997c" officeooo:paragraph-rsid="00238d1d"/>
    </style:style>
    <style:style style:name="P29" style:family="paragraph" style:parent-style-name="Text_20_body" style:list-style-name="L3">
      <loext:graphic-properties draw:fill="none"/>
      <style:paragraph-properties fo:margin-top="0in" fo:margin-bottom="0.0972in" loext:contextual-spacing="false" fo:line-height="120%" fo:text-align="justify" style:justify-single-word="false" fo:background-color="transparent" style:writing-mode="page">
        <style:tab-stops/>
      </style:paragraph-properties>
      <style:text-properties officeooo:rsid="001f997c" officeooo:paragraph-rsid="00212965"/>
    </style:style>
    <style:style style:name="P30" style:family="paragraph" style:parent-style-name="Text_20_body" style:list-style-name="L3">
      <loext:graphic-properties draw:fill="none"/>
      <style:paragraph-properties fo:margin-top="0in" fo:margin-bottom="0.0972in" loext:contextual-spacing="false" fo:line-height="120%" fo:text-align="start" style:justify-single-word="false" fo:background-color="transparent" style:writing-mode="page">
        <style:tab-stops/>
      </style:paragraph-properties>
      <style:text-properties style:font-name="Ubuntu Mono" officeooo:rsid="00212965" officeooo:paragraph-rsid="00212965"/>
    </style:style>
    <style:style style:name="P31" style:family="paragraph" style:parent-style-name="Text_20_body" style:list-style-name="L2">
      <style:paragraph-properties fo:text-align="justify" style:justify-single-word="false" fo:break-before="page"/>
      <style:text-properties style:text-position="0% 100%" style:font-name="Latin Modern Math2" fo:font-size="12pt" fo:font-weight="normal" officeooo:rsid="00212965" officeooo:paragraph-rsid="002c4a02" style:font-name-asian="Latin Modern Math2" style:font-size-asian="12pt" style:font-weight-asian="normal" style:font-name-complex="Latin Modern Math2" style:font-size-complex="12pt" style:font-weight-complex="normal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>
      <style:text-properties fo:font-style="italic" style:font-style-asian="italic" style:font-style-complex="italic"/>
    </style:style>
    <style:style style:name="P34" style:family="paragraph" style:parent-style-name="Heading_20_1">
      <style:paragraph-properties fo:margin-top="0.1665in" fo:margin-bottom="0.0835in" loext:contextual-spacing="false" fo:break-before="page"/>
      <style:text-properties officeooo:rsid="001404f6" officeooo:paragraph-rsid="001404f6"/>
    </style:style>
    <style:style style:name="P35" style:family="paragraph" style:parent-style-name="Heading_20_1">
      <style:paragraph-properties fo:break-before="page"/>
      <style:text-properties officeooo:rsid="0013543b" officeooo:paragraph-rsid="0013543b"/>
    </style:style>
    <style:style style:name="P36" style:family="paragraph" style:parent-style-name="Heading_20_2">
      <style:paragraph-properties fo:text-align="start" style:justify-single-word="false"/>
      <style:text-properties officeooo:rsid="0011713a" officeooo:paragraph-rsid="0011713a"/>
    </style:style>
    <style:style style:name="P37" style:family="paragraph" style:parent-style-name="Heading_20_2">
      <style:text-properties officeooo:rsid="001f7adf" officeooo:paragraph-rsid="001f7a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c0e" style:font-weight-asian="bold" style:font-weight-complex="bold"/>
    </style:style>
    <style:style style:name="T3" style:family="text">
      <style:text-properties fo:font-weight="bold" officeooo:rsid="001d44c5" style:font-weight-asian="bold" style:font-weight-complex="bold"/>
    </style:style>
    <style:style style:name="T4" style:family="text">
      <style:text-properties fo:font-weight="bold" officeooo:rsid="002a8f23" style:font-weight-asian="bold" style:font-weight-complex="bold"/>
    </style:style>
    <style:style style:name="T5" style:family="text">
      <style:text-properties fo:font-weight="bold" officeooo:rsid="001f7adf" style:font-weight-asian="bold" style:font-weight-complex="bold"/>
    </style:style>
    <style:style style:name="T6" style:family="text">
      <style:text-properties officeooo:rsid="001a7c0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a7c0e"/>
    </style:style>
    <style:style style:name="T11" style:family="text">
      <style:text-properties style:text-underline-style="solid" style:text-underline-width="auto" style:text-underline-color="font-color" officeooo:rsid="002c4a02"/>
    </style:style>
    <style:style style:name="T12" style:family="text">
      <style:text-properties style:text-underline-style="solid" style:text-underline-width="auto" style:text-underline-color="font-color" officeooo:rsid="0033b8eb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7adf" style:font-weight-asian="normal" style:font-weight-complex="normal"/>
    </style:style>
    <style:style style:name="T16" style:family="text">
      <style:text-properties officeooo:rsid="001b763c"/>
    </style:style>
    <style:style style:name="T17" style:family="text">
      <style:text-properties officeooo:rsid="001dbca1"/>
    </style:style>
    <style:style style:name="T18" style:family="text">
      <style:text-properties officeooo:rsid="001f7ad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f7adf"/>
    </style:style>
    <style:style style:name="T21" style:family="text">
      <style:text-properties style:text-underline-style="none" officeooo:rsid="0033b8eb"/>
    </style:style>
    <style:style style:name="T22" style:family="text">
      <style:text-properties style:font-name="Latin Modern Math2" fo:font-size="16pt" style:font-name-asian="Latin Modern Math2" style:font-size-asian="16pt" style:font-name-complex="Latin Modern Math2" style:font-size-complex="16pt"/>
    </style:style>
    <style:style style:name="T23" style:family="text">
      <style:text-properties style:text-position="sub 58%" style:font-name="Latin Modern Math2" fo:font-weight="normal" officeooo:rsid="00212965" style:font-name-asian="Latin Modern Math2" style:font-weight-asian="normal" style:font-name-complex="Latin Modern Math2" style:font-weight-complex="normal"/>
    </style:style>
    <style:style style:name="T24" style:family="text">
      <style:text-properties style:text-position="sub 58%" style:font-name="Latin Modern Math2" fo:font-size="12pt" fo:font-style="normal" fo:font-weight="normal" officeooo:rsid="00212965" style:font-name-asian="Latin Modern Math2" style:font-size-asian="12pt" style:font-style-asian="normal" style:font-weight-asian="normal" style:font-name-complex="Latin Modern Math2" style:font-size-complex="12pt" style:font-style-complex="normal" style:font-weight-complex="normal"/>
    </style:style>
    <style:style style:name="T25" style:family="text">
      <style:text-properties style:text-position="sub 58%" style:font-name="Latin Modern Math2" fo:font-size="12pt" fo:font-style="normal" style:font-name-asian="Latin Modern Math2" style:font-size-asian="12pt" style:font-style-asian="normal" style:font-name-complex="Latin Modern Math2" style:font-size-complex="12pt" style:font-style-complex="normal"/>
    </style:style>
    <style:style style:name="T26" style:family="text">
      <style:text-properties style:text-position="sub 58%" style:font-name="Latin Modern Math2" fo:font-size="16pt" style:font-name-asian="Latin Modern Math2" style:font-size-asian="16pt" style:font-name-complex="Latin Modern Math2" style:font-size-complex="16pt"/>
    </style:style>
    <style:style style:name="T27" style:family="text">
      <style:text-properties style:text-position="sub 58%" style:font-name="Latin Modern Math2" fo:font-size="16pt" fo:font-style="normal" style:font-name-asian="Latin Modern Math2" style:font-size-asian="16pt" style:font-style-asian="normal" style:font-name-complex="Latin Modern Math2" style:font-size-complex="16pt" style:font-style-complex="normal"/>
    </style:style>
    <style:style style:name="T28" style:family="text">
      <style:text-properties style:text-position="sub 58%" style:font-name="Latin Modern Math2" fo:font-size="16pt" fo:font-style="normal" fo:font-weight="normal" officeooo:rsid="002c4a02" style:font-name-asian="Latin Modern Math2" style:font-size-asian="14pt" style:font-style-asian="normal" style:font-weight-asian="normal" style:font-name-complex="Latin Modern Math2" style:font-size-complex="16pt" style:font-style-complex="normal" style:font-weight-complex="normal"/>
    </style:style>
    <style:style style:name="T29" style:family="text">
      <style:text-properties style:text-position="sub 58%" style:font-name="Latin Modern Math2" fo:font-size="16pt" fo:font-style="normal" fo:font-weight="normal" officeooo:rsid="0033b8eb" style:font-name-asian="Latin Modern Math2" style:font-size-asian="14pt" style:font-style-asian="normal" style:font-weight-asian="normal" style:font-name-complex="Latin Modern Math2" style:font-size-complex="16pt" style:font-style-complex="normal" style:font-weight-complex="normal"/>
    </style:style>
    <style:style style:name="T30" style:family="text">
      <style:text-properties style:text-position="sub 58%" style:font-name="Latin Modern Math2" fo:font-size="16pt" fo:font-style="normal" fo:font-weight="normal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31" style:family="text">
      <style:text-properties style:text-position="sub 58%" style:font-name="Latin Modern Math2" fo:font-size="16pt" fo:font-style="normal" fo:font-weight="normal" officeooo:rsid="002c4a02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32" style:family="text">
      <style:text-properties style:text-position="sub 58%" style:font-name="Latin Modern Math2" fo:font-size="16pt" fo:font-style="normal" fo:font-weight="normal" officeooo:rsid="0029e52a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33" style:family="text">
      <style:text-properties style:text-position="sub 58%" style:font-name="Latin Modern Math2" fo:font-size="16pt" fo:font-style="normal" fo:font-weight="normal" officeooo:rsid="003104fd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34" style:family="text">
      <style:text-properties style:text-position="sub 58%" style:font-name="Latin Modern Math2" fo:font-size="16pt" fo:font-style="normal" fo:font-weight="normal" officeooo:rsid="0033b8eb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35" style:family="text">
      <style:text-properties style:text-position="sub 58%" style:font-name="Latin Modern Math2" fo:font-size="16pt" fo:font-style="normal" fo:font-weight="normal" officeooo:rsid="003493e7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36" style:family="text">
      <style:text-properties style:text-position="sub 58%" style:font-name="Latin Modern Math2" fo:font-size="16pt" fo:font-weight="normal" officeooo:rsid="002da9b2" style:font-name-asian="Latin Modern Math2" style:font-size-asian="16pt" style:font-weight-asian="normal" style:font-name-complex="Latin Modern Math2" style:font-size-complex="16pt" style:font-weight-complex="normal"/>
    </style:style>
    <style:style style:name="T37" style:family="text">
      <style:text-properties style:text-position="sub 58%" style:font-name="Latin Modern Math2" fo:font-size="16pt" fo:font-weight="normal" officeooo:rsid="0033b8eb" style:font-name-asian="Latin Modern Math2" style:font-size-asian="16pt" style:font-weight-asian="normal" style:font-name-complex="Latin Modern Math2" style:font-size-complex="16pt" style:font-weight-complex="normal"/>
    </style:style>
    <style:style style:name="T38" style:family="text">
      <style:text-properties style:text-position="sub 58%" style:font-name="Latin Modern Math2" fo:font-size="16pt" fo:font-weight="normal" officeooo:rsid="003493e7" style:font-name-asian="Latin Modern Math2" style:font-size-asian="16pt" style:font-weight-asian="normal" style:font-name-complex="Latin Modern Math2" style:font-size-complex="16pt" style:font-weight-complex="normal"/>
    </style:style>
    <style:style style:name="T39" style:family="text">
      <style:text-properties style:text-position="0% 100%" style:font-name="Latin Modern Math2" fo:font-weight="normal" style:font-name-asian="Latin Modern Math2" style:font-weight-asian="normal" style:font-name-complex="Latin Modern Math2" style:font-weight-complex="normal"/>
    </style:style>
    <style:style style:name="T40" style:family="text">
      <style:text-properties style:text-position="0% 100%" style:font-name="Latin Modern Math2" fo:font-weight="normal" officeooo:rsid="00212965" style:font-name-asian="Latin Modern Math2" style:font-weight-asian="normal" style:font-name-complex="Latin Modern Math2" style:font-weight-complex="normal"/>
    </style:style>
    <style:style style:name="T41" style:family="text">
      <style:text-properties style:text-position="0% 100%" style:font-name="Latin Modern Math2" fo:font-size="12pt" fo:font-weight="normal" style:font-name-asian="Latin Modern Math2" style:font-size-asian="12pt" style:font-weight-asian="normal" style:font-name-complex="Latin Modern Math2" style:font-size-complex="12pt" style:font-weight-complex="normal"/>
    </style:style>
    <style:style style:name="T42" style:family="text">
      <style:text-properties style:text-position="0% 100%" style:font-name="Latin Modern Math2" fo:font-size="12pt" fo:font-weight="normal" officeooo:rsid="00212965" style:font-name-asian="Latin Modern Math2" style:font-size-asian="12pt" style:font-weight-asian="normal" style:font-name-complex="Latin Modern Math2" style:font-size-complex="12pt" style:font-weight-complex="normal"/>
    </style:style>
    <style:style style:name="T43" style:family="text">
      <style:text-properties style:text-position="0% 100%" style:font-name="Latin Modern Math2" fo:font-size="12pt" fo:font-weight="normal" officeooo:rsid="002c4a02" style:font-name-asian="Latin Modern Math2" style:font-size-asian="12pt" style:font-weight-asian="normal" style:font-name-complex="Latin Modern Math2" style:font-size-complex="12pt" style:font-weight-complex="normal"/>
    </style:style>
    <style:style style:name="T44" style:family="text">
      <style:text-properties style:text-position="0% 100%" style:font-name="Latin Modern Math2" fo:font-size="12pt" fo:font-weight="normal" officeooo:rsid="00294428" style:font-name-asian="Latin Modern Math2" style:font-size-asian="12pt" style:font-weight-asian="normal" style:font-name-complex="Latin Modern Math2" style:font-size-complex="12pt" style:font-weight-complex="normal"/>
    </style:style>
    <style:style style:name="T45" style:family="text">
      <style:text-properties style:text-position="0% 100%" style:font-name="Latin Modern Math2" fo:font-size="12pt" fo:font-weight="normal" officeooo:rsid="002da9b2" style:font-name-asian="Latin Modern Math2" style:font-size-asian="12pt" style:font-weight-asian="normal" style:font-name-complex="Latin Modern Math2" style:font-size-complex="12pt" style:font-weight-complex="normal"/>
    </style:style>
    <style:style style:name="T46" style:family="text">
      <style:text-properties style:text-position="0% 100%" style:font-name="Latin Modern Math2" fo:font-size="12pt" fo:font-weight="normal" officeooo:rsid="0030370a" style:font-name-asian="Latin Modern Math2" style:font-size-asian="12pt" style:font-weight-asian="normal" style:font-name-complex="Latin Modern Math2" style:font-size-complex="12pt" style:font-weight-complex="normal"/>
    </style:style>
    <style:style style:name="T47" style:family="text">
      <style:text-properties style:text-position="0% 100%" style:font-name="Latin Modern Math2" fo:font-size="12pt" fo:font-style="italic" fo:font-weight="normal" style:font-name-asian="Latin Modern Math2" style:font-size-asian="12pt" style:font-style-asian="italic" style:font-weight-asian="normal" style:font-name-complex="Latin Modern Math2" style:font-size-complex="12pt" style:font-style-complex="italic" style:font-weight-complex="normal"/>
    </style:style>
    <style:style style:name="T48" style:family="text">
      <style:text-properties style:text-position="0% 100%" style:font-name="Latin Modern Math2" fo:font-size="12pt" fo:font-style="italic" fo:font-weight="normal" officeooo:rsid="00212965" style:font-name-asian="Latin Modern Math2" style:font-size-asian="12pt" style:font-style-asian="italic" style:font-weight-asian="normal" style:font-name-complex="Latin Modern Math2" style:font-size-complex="12pt" style:font-style-complex="italic" style:font-weight-complex="normal"/>
    </style:style>
    <style:style style:name="T49" style:family="text">
      <style:text-properties style:text-position="0% 100%" style:font-name="Latin Modern Math2" fo:font-size="12pt" fo:font-style="italic" fo:font-weight="normal" officeooo:rsid="002c4a02" style:font-name-asian="Latin Modern Math2" style:font-size-asian="12pt" style:font-style-asian="italic" style:font-weight-asian="normal" style:font-name-complex="Latin Modern Math2" style:font-size-complex="12pt" style:font-style-complex="italic" style:font-weight-complex="normal"/>
    </style:style>
    <style:style style:name="T50" style:family="text">
      <style:text-properties style:text-position="0% 100%" style:font-name="Latin Modern Math2" fo:font-size="12pt" fo:font-style="italic" style:font-name-asian="Latin Modern Math2" style:font-size-asian="12pt" style:font-style-asian="italic" style:font-name-complex="Latin Modern Math2" style:font-size-complex="12pt" style:font-style-complex="italic"/>
    </style:style>
    <style:style style:name="T51" style:family="text">
      <style:text-properties style:text-position="0% 100%" style:font-name="Latin Modern Math2" fo:font-size="12pt" fo:font-style="normal" style:font-name-asian="Latin Modern Math2" style:font-size-asian="12pt" style:font-style-asian="normal" style:font-name-complex="Latin Modern Math2" style:font-size-complex="12pt" style:font-style-complex="normal"/>
    </style:style>
    <style:style style:name="T52" style:family="text">
      <style:text-properties style:text-position="0% 100%" style:font-name="Latin Modern Math2" fo:font-size="12pt" fo:font-style="normal" fo:font-weight="normal" style:font-name-asian="Latin Modern Math2" style:font-size-asian="12pt" style:font-style-asian="normal" style:font-weight-asian="normal" style:font-name-complex="Latin Modern Math2" style:font-size-complex="12pt" style:font-style-complex="normal" style:font-weight-complex="normal"/>
    </style:style>
    <style:style style:name="T53" style:family="text">
      <style:text-properties style:text-position="0% 100%" style:font-name="Latin Modern Math2" fo:font-size="12pt" fo:font-style="normal" fo:font-weight="normal" officeooo:rsid="00212965" style:font-name-asian="Latin Modern Math2" style:font-size-asian="12pt" style:font-style-asian="normal" style:font-weight-asian="normal" style:font-name-complex="Latin Modern Math2" style:font-size-complex="12pt" style:font-style-complex="normal" style:font-weight-complex="normal"/>
    </style:style>
    <style:style style:name="T54" style:family="text">
      <style:text-properties style:text-position="0% 100%" style:font-name="Latin Modern Math2" fo:font-size="12pt" fo:font-style="normal" fo:font-weight="normal" officeooo:rsid="002c4a02" style:font-name-asian="Latin Modern Math2" style:font-size-asian="12pt" style:font-style-asian="normal" style:font-weight-asian="normal" style:font-name-complex="Latin Modern Math2" style:font-size-complex="12pt" style:font-style-complex="normal" style:font-weight-complex="normal"/>
    </style:style>
    <style:style style:name="T55" style:family="text">
      <style:text-properties style:text-position="0% 100%" style:font-name="Latin Modern Math2" fo:font-size="12pt" fo:font-style="normal" fo:font-weight="normal" officeooo:rsid="002da9b2" style:font-name-asian="Latin Modern Math2" style:font-size-asian="12pt" style:font-style-asian="normal" style:font-weight-asian="normal" style:font-name-complex="Latin Modern Math2" style:font-size-complex="12pt" style:font-style-complex="normal" style:font-weight-complex="normal"/>
    </style:style>
    <style:style style:name="T56" style:family="text">
      <style:text-properties style:text-position="0% 100%" style:font-name="Latin Modern Math2" fo:font-size="12pt" fo:font-style="normal" fo:font-weight="normal" officeooo:rsid="0030370a" style:font-name-asian="Latin Modern Math2" style:font-size-asian="12pt" style:font-style-asian="normal" style:font-weight-asian="normal" style:font-name-complex="Latin Modern Math2" style:font-size-complex="12pt" style:font-style-complex="normal" style:font-weight-complex="normal"/>
    </style:style>
    <style:style style:name="T57" style:family="text">
      <style:text-properties style:text-position="0% 100%" style:font-name="Latin Modern Math2" fo:font-size="12pt" fo:font-style="normal" fo:font-weight="normal" officeooo:rsid="003493e7" style:font-name-asian="Latin Modern Math2" style:font-size-asian="12pt" style:font-style-asian="normal" style:font-weight-asian="normal" style:font-name-complex="Latin Modern Math2" style:font-size-complex="12pt" style:font-style-complex="normal" style:font-weight-complex="normal"/>
    </style:style>
    <style:style style:name="T58" style:family="text">
      <style:text-properties style:text-position="0% 100%" style:font-name="Latin Modern Math2" fo:font-size="12pt" style:font-name-asian="Latin Modern Math2" style:font-size-asian="12pt" style:font-name-complex="Latin Modern Math2" style:font-size-complex="12pt"/>
    </style:style>
    <style:style style:name="T59" style:family="text">
      <style:text-properties style:text-position="0% 100%" style:font-name="Latin Modern Math2" fo:font-size="12pt" officeooo:rsid="00212965" style:font-name-asian="Latin Modern Math2" style:font-size-asian="12pt" style:font-name-complex="Latin Modern Math2" style:font-size-complex="12pt"/>
    </style:style>
    <style:style style:name="T60" style:family="text">
      <style:text-properties style:text-position="0% 100%" style:font-name="Latin Modern Math2" fo:font-size="16pt" style:font-name-asian="Latin Modern Math2" style:font-size-asian="16pt" style:font-name-complex="Latin Modern Math2" style:font-size-complex="16pt"/>
    </style:style>
    <style:style style:name="T61" style:family="text">
      <style:text-properties style:text-position="0% 100%" style:font-name="Latin Modern Math2" fo:font-size="16pt" fo:font-weight="normal" officeooo:rsid="001f997c" style:font-name-asian="Latin Modern Math2" style:font-size-asian="16pt" style:font-weight-asian="normal" style:font-name-complex="Latin Modern Math2" style:font-size-complex="16pt" style:font-weight-complex="normal"/>
    </style:style>
    <style:style style:name="T62" style:family="text">
      <style:text-properties style:text-position="0% 100%" style:font-name="Latin Modern Math2" fo:font-size="16pt" fo:font-weight="normal" officeooo:rsid="003493e7" style:font-name-asian="Latin Modern Math2" style:font-size-asian="16pt" style:font-weight-asian="normal" style:font-name-complex="Latin Modern Math2" style:font-size-complex="16pt" style:font-weight-complex="normal"/>
    </style:style>
    <style:style style:name="T63" style:family="text">
      <style:text-properties style:text-position="0% 100%" style:font-name="Latin Modern Math2" fo:font-size="16pt" fo:font-style="normal" fo:font-weight="normal" officeooo:rsid="001f997c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64" style:family="text">
      <style:text-properties style:text-position="0% 100%" style:font-name="Latin Modern Math2" fo:font-size="16pt" fo:font-style="normal" fo:font-weight="normal" officeooo:rsid="003493e7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/>
    </style:style>
    <style:style style:name="T65" style:family="text">
      <style:text-properties style:text-position="0% 100%" style:font-name="Latin Modern Math2" fo:font-size="16pt" fo:font-style="italic" fo:font-weight="normal" officeooo:rsid="002c4a02" style:font-name-asian="Latin Modern Math2" style:font-size-asian="16pt" style:font-style-asian="italic" style:font-weight-asian="normal" style:font-name-complex="Latin Modern Math2" style:font-size-complex="16pt" style:font-style-complex="italic" style:font-weight-complex="normal"/>
    </style:style>
    <style:style style:name="T66" style:family="text">
      <style:text-properties style:text-position="0% 100%" fo:font-size="12pt" style:font-name-asian="Latin Modern Math2" style:font-size-asian="12pt" style:font-name-complex="Latin Modern Math2" style:font-size-complex="12pt"/>
    </style:style>
    <style:style style:name="T67" style:family="text">
      <style:text-properties style:text-position="0% 100%" fo:font-size="12pt" officeooo:rsid="0021b0fe" style:font-name-asian="Latin Modern Math2" style:font-size-asian="12pt" style:font-name-complex="Latin Modern Math2" style:font-size-complex="12pt"/>
    </style:style>
    <style:style style:name="T68" style:family="text">
      <style:text-properties style:text-position="0% 100%" fo:font-size="12pt" fo:font-weight="bold" style:font-name-asian="Latin Modern Math2" style:font-size-asian="12pt" style:font-weight-asian="bold" style:font-name-complex="Latin Modern Math2" style:font-size-complex="12pt" style:font-weight-complex="bold"/>
    </style:style>
    <style:style style:name="T69" style:family="text">
      <style:text-properties style:text-position="0% 100%" fo:font-size="12pt" fo:font-weight="bold" officeooo:rsid="0021b0fe" style:font-name-asian="Latin Modern Math2" style:font-size-asian="12pt" style:font-weight-asian="bold" style:font-name-complex="Latin Modern Math2" style:font-size-complex="12pt" style:font-weight-complex="bold"/>
    </style:style>
    <style:style style:name="T70" style:family="text">
      <style:text-properties style:text-position="0% 100%" fo:font-size="12pt" fo:font-weight="bold" officeooo:rsid="0023c893" style:font-name-asian="Latin Modern Math2" style:font-size-asian="12pt" style:font-weight-asian="bold" style:font-name-complex="Latin Modern Math2" style:font-size-complex="12pt" style:font-weight-complex="bold"/>
    </style:style>
    <style:style style:name="T71" style:family="text">
      <style:text-properties style:text-position="0% 100%" style:font-name="Ubuntu Mono" fo:font-size="12pt" fo:font-weight="bold" style:font-name-asian="Latin Modern Math2" style:font-size-asian="12pt" style:font-weight-asian="bold" style:font-name-complex="Latin Modern Math2" style:font-size-complex="12pt" style:font-weight-complex="bold"/>
    </style:style>
    <style:style style:name="T72" style:family="text">
      <style:text-properties style:text-position="0% 100%" style:font-name="Ubuntu Mono" fo:font-size="12pt" fo:font-weight="bold" officeooo:rsid="0023c893" style:font-name-asian="Latin Modern Math2" style:font-size-asian="12pt" style:font-weight-asian="bold" style:font-name-complex="Latin Modern Math2" style:font-size-complex="12pt" style:font-weight-complex="bold"/>
    </style:style>
    <style:style style:name="T73" style:family="text">
      <style:text-properties style:text-position="0% 100%" style:font-name="Ubuntu Mono" fo:font-size="12pt" fo:font-weight="normal" style:font-name-asian="Latin Modern Math2" style:font-size-asian="12pt" style:font-weight-asian="normal" style:font-name-complex="Latin Modern Math2" style:font-size-complex="12pt" style:font-weight-complex="normal"/>
    </style:style>
    <style:style style:name="T74" style:family="text">
      <style:text-properties style:text-position="0% 100%" style:font-name="Ubuntu Mono" fo:font-size="12pt" fo:font-weight="normal" officeooo:rsid="0023c893" style:font-name-asian="Latin Modern Math2" style:font-size-asian="12pt" style:font-weight-asian="normal" style:font-name-complex="Latin Modern Math2" style:font-size-complex="12pt" style:font-weight-complex="normal"/>
    </style:style>
    <style:style style:name="T75" style:family="text">
      <style:text-properties style:text-position="0% 100%" style:font-name="Ubuntu Mono" fo:font-size="12pt" style:text-underline-style="none" fo:font-weight="bold" officeooo:rsid="0023c893" style:font-name-asian="Latin Modern Math2" style:font-size-asian="12pt" style:font-weight-asian="bold" style:font-name-complex="Latin Modern Math2" style:font-size-complex="12pt" style:font-weight-complex="bold"/>
    </style:style>
    <style:style style:name="T76" style:family="text">
      <style:text-properties officeooo:rsid="00212965"/>
    </style:style>
    <style:style style:name="T77" style:family="text">
      <style:text-properties officeooo:rsid="002a34dc"/>
    </style:style>
    <style:style style:name="T78" style:family="text">
      <style:text-properties officeooo:rsid="002a8f23"/>
    </style:style>
    <style:style style:name="T79" style:family="text">
      <style:text-properties officeooo:rsid="002c4a02"/>
    </style:style>
    <style:style style:name="T80" style:family="text">
      <style:text-properties officeooo:rsid="0033b8eb"/>
    </style:style>
    <style:style style:name="T81" style:family="text">
      <style:text-properties officeooo:rsid="003493e7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antOffice</text:p>
      <text:p text:style-name="P1">Projecto de Bases de Dados – LEIC-A 2016/2017</text:p>
      <text:p text:style-name="P6"/>
      <text:p text:style-name="P6"/>
      <text:p text:style-name="P6"/>
      <text:p text:style-name="P6"/>
      <text:p text:style-name="P6"/>
      <text:p text:style-name="P6"/>
      <text:h text:style-name="P32" text:outline-level="1">Parte <text:span text:style-name="T6">2</text:span> – Modelo <text:span text:style-name="T6">Relacional &amp;</text:span></text:h>
      <text:h text:style-name="P32" text:outline-level="1"><text:span text:style-name="T7">Queries</text:span> (Álgebra Relacional e SQL)</text:h>
      <text:h text:style-name="P36" text:outline-level="2"/>
      <text:p text:style-name="P7"/>
      <text:p text:style-name="P7"/>
      <text:h text:style-name="P36" text:outline-level="2"/>
      <text:h text:style-name="P36" text:outline-level="2"/>
      <text:h text:style-name="P36" text:outline-level="2"/>
      <text:p text:style-name="P11"/>
      <text:p text:style-name="P10">Profº Responsável: Gabriel Pestana</text:p>
      <text:p text:style-name="P9">Turno: BD225179L09 – Grupo 2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81045</text:p>
          </table:table-cell>
          <table:table-cell table:style-name="Table1.B1" office:value-type="string">
            <text:p text:style-name="P3">Rui Ventura </text:p>
          </table:table-cell>
          <table:table-cell table:style-name="Table1.C1" office:value-type="string">
            <text:p text:style-name="P2"><text:s/>Tempo dedicado: <text:span text:style-name="T16">5</text:span>h</text:p>
          </table:table-cell>
        </table:table-row>
        <table:table-row>
          <table:table-cell table:style-name="Table1.A1" office:value-type="string">
            <text:p text:style-name="P2">81586</text:p>
          </table:table-cell>
          <table:table-cell table:style-name="Table1.B1" office:value-type="string">
            <text:p text:style-name="P3">Diogo Freitas </text:p>
          </table:table-cell>
          <table:table-cell table:style-name="Table1.C1" office:value-type="string">
            <text:p text:style-name="P2"><text:s/>Tempo dedicado: <text:span text:style-name="T16">3</text:span>h</text:p>
          </table:table-cell>
        </table:table-row>
        <table:table-row>
          <table:table-cell table:style-name="Table1.A1" office:value-type="string">
            <text:p text:style-name="P2">81700</text:p>
          </table:table-cell>
          <table:table-cell table:style-name="Table1.B1" office:value-type="string">
            <text:p text:style-name="P3">Sara Azinhal </text:p>
          </table:table-cell>
          <table:table-cell table:style-name="Table1.C1" office:value-type="string">
            <text:p text:style-name="P2"><text:s/>Tempo dedicado: <text:span text:style-name="T16">6h</text:span></text:p>
          </table:table-cell>
        </table:table-row>
      </table:table>
      <text:p text:style-name="P7"/>
      <text:h text:style-name="P34" text:outline-level="1">Modelo Relacional</text:h>
      <text:p text:style-name="P4"/>
      <text:p text:style-name="P15"><text:span text:style-name="T2">User</text:span><text:span text:style-name="T6"> (</text:span><text:span text:style-name="T10">nif</text:span><text:span text:style-name="T6">, nome, telefone)</text:span></text:p>
      <text:p text:style-name="P13"><text:span text:style-name="T1">Fiscal</text:span> (<text:span text:style-name="T8">id</text:span>, empresa)</text:p>
      <text:p text:style-name="P13"><text:span text:style-name="T1">Edif</text:span><text:span text:style-name="T3">i</text:span><text:span text:style-name="T1">cio</text:span> (<text:span text:style-name="T13">morada</text:span>)</text:p>
      <text:p text:style-name="P13"><text:span text:style-name="T1">Alug</text:span><text:span text:style-name="T3">a</text:span><text:span text:style-name="T1">vel</text:span> (<text:span text:style-name="T8">morada, codigo</text:span>, foto)</text:p>
      <text:p text:style-name="P14"><text:tab/>morada: FK <text:span text:style-name="T1">Edificio</text:span> (morada)</text:p>
      <text:p text:style-name="P14"><text:span text:style-name="T1">Espa</text:span><text:span text:style-name="T3">c</text:span><text:span text:style-name="T1">o</text:span> (<text:span text:style-name="T12">espaco_</text:span><text:span text:style-name="T8">morada, </text:span><text:span text:style-name="T12">espaco_</text:span><text:span text:style-name="T8">codigo</text:span>)</text:p>
      <text:p text:style-name="P14"><text:tab/><text:span text:style-name="T81">espaco_</text:span>morada, <text:span text:style-name="T81">espaco_codigo</text:span>: FK <text:span text:style-name="T4">Alugavel</text:span><text:span text:style-name="T78"> </text:span>(morada, <text:span text:style-name="T78">codigo</text:span>)</text:p>
      <text:p text:style-name="P13"><text:span text:style-name="T1">Posto</text:span> (<text:span text:style-name="T12">posto_</text:span><text:span text:style-name="T8">morada, </text:span><text:span text:style-name="T12">posto_</text:span><text:span text:style-name="T8">codigo</text:span><text:span text:style-name="T19">, </text:span><text:span text:style-name="T21">espaco_morada, </text:span><text:span text:style-name="T20">espaco_codigo</text:span>)</text:p>
      <text:p text:style-name="P13"><text:tab/><text:span text:style-name="T81">posto_</text:span>morada, <text:span text:style-name="T81">posto_codigo</text:span>: <text:span text:style-name="T78">FK </text:span><text:span text:style-name="T4">Alugavel</text:span><text:span text:style-name="T78"> </text:span>(morada, <text:span text:style-name="T78">codigo</text:span>)</text:p>
      <text:p text:style-name="P13"><text:tab/><text:span text:style-name="T80">espaco_morada, espaco_codigo: FK </text:span><text:span text:style-name="T5">Espaco</text:span><text:span text:style-name="T18"> (espaco_morada, espaco_codigo)</text:span></text:p>
      <text:p text:style-name="P13"><text:span text:style-name="T1">Oferta</text:span> (<text:span text:style-name="T9">morada, codigo, data_inicio</text:span>, data_fim, tarifa)</text:p>
      <text:p text:style-name="P13"><text:tab/>morada, codigo: FK <text:span text:style-name="T1">Alugavel</text:span> (morada, codigo)</text:p>
      <text:p text:style-name="P13"><text:span text:style-name="T1">Reserva</text:span> (<text:span text:style-name="T8">numero</text:span>)</text:p>
      <text:p text:style-name="P13"><text:span text:style-name="T1">Paga</text:span> (<text:span text:style-name="T8">numero</text:span>, data, metodo)</text:p>
      <text:p text:style-name="P13"><text:span text:style-name="T1">Estado</text:span> (<text:span text:style-name="T8">numero, timestamp</text:span>, estado)</text:p>
      <text:p text:style-name="P13"><text:tab/>numero: FK <text:span text:style-name="T1">Reserva</text:span> (numero)</text:p>
      <text:p text:style-name="P13"><text:span text:style-name="T1">Arrenda</text:span> (<text:span text:style-name="T8">morada, codigo</text:span>, <text:span text:style-name="T77">nif</text:span>)</text:p>
      <text:p text:style-name="P13"><text:tab/>morada, codigo: FK <text:span text:style-name="T1">Alugavel</text:span> (morada, codigo)</text:p>
      <text:p text:style-name="P13"><text:tab/>nif: FK <text:span text:style-name="T1">User</text:span> (nif)</text:p>
      <text:p text:style-name="P13"><text:span text:style-name="T1">Fiscaliza</text:span> (<text:span text:style-name="T8">id, </text:span><text:span text:style-name="T11">morada</text:span><text:span text:style-name="T8">, </text:span><text:span text:style-name="T11">codigo</text:span>)</text:p>
      <text:p text:style-name="P13"><text:tab/>id: FK <text:span text:style-name="T1">Fiscal</text:span> (id)</text:p>
      <text:p text:style-name="P13"><text:tab/>morada, <text:span text:style-name="T79">codigo</text:span>: FK <text:span text:style-name="T1">Arrenda</text:span> (morada, codigo)</text:p>
      <text:p text:style-name="P13"><text:span text:style-name="T1">Aluga</text:span> (<text:span text:style-name="T8">nif, morada, codigo, data_inicio, numero</text:span>)</text:p>
      <text:p text:style-name="P13"><text:tab/>nif: FK <text:span text:style-name="T1">User</text:span> (nif)</text:p>
      <text:p text:style-name="P13"><text:tab/>morada, codigo, data_inicio: FK <text:span text:style-name="T1">Oferta</text:span> (morada, codigo, data_inicio)</text:p>
      <text:p text:style-name="P13"><text:tab/>numero: FK <text:span text:style-name="T1">Reserva</text:span> (numero)</text:p>
      <text:h text:style-name="P35" text:outline-level="1">Restrições de Integridade</text:h>
      <text:p text:style-name="P8"/>
      <text:list xml:id="list8693185589279420379" text:style-name="L1">
        <text:list-item>
          <text:p text:style-name="P16">‘Alugavel’ apenas contém elementos que estejam em ‘Posto’ ou em ‘Espaco’.</text:p>
        </text:list-item>
        <text:list-item>
          <text:p text:style-name="P18">O atributo ‘estado’ d<text:span text:style-name="T18">e</text:span> ‘Estado’ <text:span text:style-name="T14">só pode </text:span><text:span text:style-name="T15">ter</text:span> os valores “<text:span text:style-name="T1">Pendente</text:span>”, “<text:span text:style-name="T1">Aceite</text:span>”, “<text:span text:style-name="T1">Declinada</text:span>” ou “<text:span text:style-name="T1">Cancelada</text:span>”.</text:p>
        </text:list-item>
        <text:list-item>
          <text:p text:style-name="P18">O atributo ‘numero’ d<text:span text:style-name="T18">e</text:span> ‘Paga’ só pode ter o valor do atributo ‘numero’ de um <text:span text:style-name="T17">elemento de </text:span>‘Estado’ com o atributo ‘estado’ “<text:span text:style-name="T1">Aceite</text:span>”.</text:p>
        </text:list-item>
        <text:list-item>
          <text:p text:style-name="P18">Para cada ‘Oferta’, <text:span text:style-name="T14">só pode existir, no máximo, uma</text:span> ‘Reserva’ cujo ‘Estado’ tem o atributo ‘estado’ “<text:span text:style-name="T1">Aceite</text:span>”, associadas através da relação ‘Aluga’.</text:p>
        </text:list-item>
        <text:list-item>
          <text:p text:style-name="P18"><text:span text:style-name="T18">Ofertas</text:span> distintas <text:span text:style-name="T18">em ‘Oferta’ </text:span>com os atributos ‘morada’ e ‘codigo’ idênticos <text:span text:style-name="T1">não se podem sobrepor no tempo</text:span> (desde ‘data_inicio’ até ‘data_fim’).</text:p>
        </text:list-item>
        <text:list-item>
          <text:p text:style-name="P18">O atributo ‘codigo’ d<text:span text:style-name="T18">e</text:span> ‘Alugavel’ deve ser <text:span text:style-name="T1">um</text:span> <text:span text:style-name="T1">número sequencial</text:span>.</text:p>
        </text:list-item>
        <text:list-item>
          <text:p text:style-name="P17">O atributo ‘espaco_codigo’ de ‘Posto’ é o codigo do ‘Espaco’ em que o primeiro está contido.</text:p>
        </text:list-item>
      </text:list>
      <text:h text:style-name="P33" text:outline-level="1">Queries</text:h>
      <text:h text:style-name="P37" text:outline-level="2">Álgebra Relacional</text:h>
      <text:p text:style-name="P5"/>
      <text:list xml:id="list1644075038114618836" text:style-name="L2">
        <text:list-item>
          <text:p text:style-name="P25">A morada de todos os edifícios que contêm <text:span text:style-name="T76">pelo menos um alugável com mais do que uma oferta.</text:span></text:p>
          <text:p text:style-name="P28"><text:span text:style-name="T22">𝜋</text:span><text:span text:style-name="T26">morada</text:span><text:span text:style-name="T58"> ( </text:span><text:span text:style-name="T60">𝜎</text:span><text:span text:style-name="T26">c &gt; 1</text:span><text:span text:style-name="T58"> ( </text:span><text:span text:style-name="T26">morada, codigo</text:span><text:span text:style-name="T50">G</text:span><text:span text:style-name="T27">count() → c</text:span><text:span text:style-name="T25"> </text:span><text:span text:style-name="T51">( Oferta )</text:span><text:span text:style-name="T59"> </text:span><text:span text:style-name="T58">) )</text:span></text:p>
        </text:list-item>
        <text:list-item>
          <text:p text:style-name="P26">O estado actual de todas as reservas pagas.</text:p>
          <text:p text:style-name="P19"><text:span text:style-name="T39">𝜋</text:span><text:span text:style-name="T23">numero, estado</text:span><text:span text:style-name="T41"> ( </text:span><text:span text:style-name="T42">Estado ⋈ ( </text:span><text:span text:style-name="T23">numero</text:span><text:span text:style-name="T48">G</text:span><text:span text:style-name="T23">max(timestamp) → timestamp</text:span><text:span text:style-name="T40"> </text:span><text:span text:style-name="T42">( Paga ⋈ Estado )</text:span><text:span text:style-name="T24"> </text:span><text:span text:style-name="T42"><text:s/>)</text:span><text:span text:style-name="T41"> )</text:span></text:p>
        </text:list-item>
        <text:list-item>
          <text:p text:style-name="P31">O identificador completo dos espaços de trabalho cujos postos nele contidos foram todos alugados (Por alugado entende-se um posto de trabalho que tenha pelo menos uma oferta aceite, independentemente das suas datas).</text:p>
          <text:p text:style-name="P20"><text:span text:style-name="T52">A </text:span><text:span text:style-name="T56">=</text:span><text:span text:style-name="T52"> </text:span><text:span text:style-name="T30">espaco_</text:span><text:span text:style-name="T33">codigo, </text:span><text:span text:style-name="T35">espaco_morada</text:span><text:span text:style-name="T47">G</text:span><text:span text:style-name="T30">count() → total</text:span><text:span text:style-name="T52"> (<text:line-break/><text:tab/></text:span><text:span text:style-name="T65">ρ</text:span><text:span text:style-name="T33">espaco_codigo</text:span><text:span text:style-name="T30"> </text:span><text:span text:style-name="T31">→</text:span><text:span text:style-name="T30"> codigo, </text:span><text:span text:style-name="T34">espaco_morada → morada <text:s/></text:span><text:span text:style-name="T57">( </text:span><text:span text:style-name="T52">Posto </text:span><text:span text:style-name="T57">)</text:span><text:span text:style-name="T52"> </text:span><text:span text:style-name="T53">⋈</text:span><text:span text:style-name="T52"> (<text:line-break/><text:tab/><text:tab/>Aluga </text:span><text:span text:style-name="T53">⋈</text:span><text:span text:style-name="T52"> ( </text:span><text:span text:style-name="T63">𝜋</text:span><text:span text:style-name="T30">numero</text:span><text:span text:style-name="T52"> ( </text:span><text:span text:style-name="T63">𝜎</text:span><text:span text:style-name="T30">estado = ‘Aceite’</text:span><text:span text:style-name="T52"> ( Estado ) ) ) ) )</text:span></text:p>
          <text:p text:style-name="P21"><text:span text:style-name="T55">B </text:span><text:span text:style-name="T56">=</text:span><text:span text:style-name="T55"> </text:span><text:span text:style-name="T33">espaco_codigo</text:span><text:span text:style-name="T28">, </text:span><text:span text:style-name="T29">espaco_morada</text:span><text:span text:style-name="T49">G</text:span><text:span text:style-name="T31">count() → total</text:span><text:span text:style-name="T49"> </text:span><text:span text:style-name="T54">( Posto </text:span><text:span text:style-name="T52">⋈</text:span><text:span text:style-name="T54"> </text:span><text:span text:style-name="T44">Espaco </text:span><text:span text:style-name="T43">)</text:span></text:p>
        </text:list-item>
      </text:list>
      <text:p text:style-name="P23"><text:span text:style-name="T45"><text:tab/></text:span><text:span text:style-name="T61">𝜋</text:span><text:span text:style-name="T38">espaco_m</text:span><text:span text:style-name="T36">orada, </text:span><text:span text:style-name="T38">espaco_</text:span><text:span text:style-name="T36">codigo</text:span><text:span text:style-name="T45"> ( A </text:span><text:span text:style-name="T52">⋈</text:span><text:span text:style-name="T45"> B </text:span><text:span text:style-name="T46">)</text:span></text:p>
      <text:h text:style-name="Heading_20_2" text:outline-level="2">SQL</text:h>
      <text:p text:style-name="Text_20_body"/>
      <text:list xml:id="list6809928559326281572" text:style-name="L3">
        <text:list-item>
          <text:p text:style-name="P29">A morada de todos os edifícios que contêm pelo menos um alugável com mais do que uma oferta.</text:p>
          <text:p text:style-name="P30"><text:span text:style-name="T68">SELECT</text:span><text:span text:style-name="T66"> morada<text:line-break/></text:span><text:span text:style-name="T69">FROM</text:span><text:span text:style-name="T67"> (<text:line-break/> <text:s text:c="3"/></text:span><text:span text:style-name="T69">SELECT DISTINCT</text:span><text:span text:style-name="T67"> morada, </text:span><text:span text:style-name="T69">COUNT</text:span><text:span text:style-name="T67">(1) </text:span><text:span text:style-name="T70">AS</text:span><text:span text:style-name="T67"> c<text:line-break/> <text:s text:c="3"/></text:span><text:span text:style-name="T69">FROM</text:span><text:span text:style-name="T67"> Oferta<text:line-break/> <text:s text:c="3"/></text:span><text:span text:style-name="T69">GROUP BY</text:span><text:span text:style-name="T67"> morada, codigo<text:line-break/> <text:s text:c="3"/></text:span><text:span text:style-name="T69">HAVING</text:span><text:span text:style-name="T67"> c &gt; 1 ) </text:span><text:span text:style-name="T70">AS</text:span><text:span text:style-name="T67"> R;</text:span></text:p>
        </text:list-item>
        <text:list-item>
          <text:p text:style-name="P27">O estado actual de todas as reservas pagas.</text:p>
          <text:p text:style-name="P24"><text:span text:style-name="T71">SELECT </text:span><text:span text:style-name="T72">DISTINCT</text:span><text:span text:style-name="T74"> </text:span><text:span text:style-name="T73">numero, morada<text:line-break/></text:span><text:span text:style-name="T71">FROM</text:span><text:span text:style-name="T73"> Estado<text:line-break/> <text:s text:c="3"/></text:span><text:span text:style-name="T71">NATURAL JOIN</text:span><text:span text:style-name="T73"> (<text:line-break/> <text:s text:c="7"/></text:span><text:span text:style-name="T71">SELECT DISTINCT</text:span><text:span text:style-name="T73"> numero, </text:span><text:span text:style-name="T71">MAX</text:span><text:span text:style-name="T73">(timestamp) </text:span><text:span text:style-name="T72">AS</text:span><text:span text:style-name="T73"> timestamp<text:line-break/> <text:s text:c="7"/></text:span><text:span text:style-name="T71">FROM</text:span><text:span text:style-name="T73"> Paga<text:line-break/> <text:s text:c="11"/></text:span><text:span text:style-name="T71">NATURAL JOIN</text:span><text:span text:style-name="T73"> Estado<text:line-break/> <text:s text:c="7"/></text:span><text:span text:style-name="T71">GROUP BY</text:span><text:span text:style-name="T73"> numero ) </text:span><text:span text:style-name="T75">AS</text:span><text:span text:style-name="T73"> R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atin Modern Math2" svg:font-family="'Latin Modern Math'" style:font-adornments="Regular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atin Modern Math1" fo:font-family="'Latin Modern Math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in Modern Math1" fo:font-family="'Latin Modern Math'" style:font-style-name="Regular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style:font-name="Latin Modern Math" fo:font-family="'Latin Modern Math'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24:41.191038644</meta:creation-date>
    <dc:date>2016-11-04T13:04:08.270629543</dc:date>
    <meta:editing-duration>PT53M15S</meta:editing-duration>
    <meta:editing-cycles>13</meta:editing-cycles>
    <meta:generator>LibreOffice/5.2.2.2.0$Linux_X86_64 LibreOffice_project/20m0$Build-2</meta:generator>
    <meta:document-statistic meta:table-count="1" meta:image-count="0" meta:object-count="0" meta:page-count="4" meta:paragraph-count="65" meta:word-count="517" meta:character-count="3349" meta:non-whitespace-character-count="2825"/>
  </office:meta>
</office:document-meta>
</file>